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27222" officeooo:paragraph-rsid="00127222"/>
    </style:style>
    <style:style style:name="P2" style:family="paragraph" style:parent-style-name="Standard">
      <style:text-properties fo:language="de" fo:country="DE" officeooo:rsid="00135a6e" officeooo:paragraph-rsid="00135a6e"/>
    </style:style>
    <style:style style:name="P3" style:family="paragraph" style:parent-style-name="Standard">
      <style:text-properties fo:language="de" fo:country="DE" officeooo:rsid="0016e717" officeooo:paragraph-rsid="0016e717"/>
    </style:style>
    <style:style style:name="P4" style:family="paragraph" style:parent-style-name="Standard">
      <style:text-properties fo:language="de" fo:country="DE" officeooo:rsid="0017cb35" officeooo:paragraph-rsid="0017cb35"/>
    </style:style>
    <style:style style:name="P5" style:family="paragraph" style:parent-style-name="Standard">
      <style:text-properties fo:language="de" fo:country="DE" officeooo:rsid="0017e750" officeooo:paragraph-rsid="0017e750"/>
    </style:style>
    <style:style style:name="P6" style:family="paragraph" style:parent-style-name="Standard">
      <style:text-properties fo:language="de" fo:country="DE" officeooo:rsid="00198d3f" officeooo:paragraph-rsid="00198d3f"/>
    </style:style>
    <style:style style:name="P7" style:family="paragraph" style:parent-style-name="Standard">
      <style:text-properties fo:language="de" fo:country="DE" officeooo:rsid="001b0a9b" officeooo:paragraph-rsid="001b0a9b"/>
    </style:style>
    <style:style style:name="T1" style:family="text">
      <style:text-properties officeooo:rsid="00135a6e"/>
    </style:style>
    <style:style style:name="T2" style:family="text">
      <style:text-properties officeooo:rsid="0014fd79"/>
    </style:style>
    <style:style style:name="T3" style:family="text">
      <style:text-properties officeooo:rsid="0017e750"/>
    </style:style>
    <style:style style:name="T4" style:family="text">
      <style:text-properties officeooo:rsid="001b2913"/>
    </style:style>
    <style:style style:name="T5" style:family="text">
      <style:text-properties style:text-position="super 58%" officeooo:rsid="001b2913"/>
    </style:style>
    <style:style style:name="T6" style:family="text">
      <style:text-properties style:text-position="0% 100%" officeooo:rsid="001b29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.1:</text:p>
      <text:p text:style-name="P1">a. Verhältnis von wahlfreiem zu sequentiellen Lesen bei HDD: 141.7MB / 0.7MB = 202.42</text:p>
      <text:p text:style-name="P1">und von SSD: 524.22MB /41.09MB = 12.75</text:p>
      <text:p text:style-name="P1">b. Berechnen Grad der Fragmentierung:</text:p>
      <text:p text:style-name="P1"><text:tab/>Wir nehmen an X ist nicht fragmentiertes Teil und Y ist fragmentiertes Teil:</text:p>
      <text:p text:style-name="P1"><text:tab/>Wir haben ein Gleichungssystem:</text:p>
      <text:p text:style-name="P1"><text:tab/><text:span text:style-name="T1">X*524.22 + Y*41.09 = 141.7</text:span></text:p>
      <text:p text:style-name="P1"><text:tab/><text:span text:style-name="T1">X + Y = 1</text:span></text:p>
      <text:p text:style-name="P2">nach der Lösung des Gleichungssystems wir haben X = 0.2<text:span text:style-name="T2">1</text:span> und Y = 0.<text:span text:style-name="T2">79</text:span></text:p>
      <text:p text:style-name="P3">Grad der Fragmentierung ist 79%</text:p>
      <text:p text:style-name="P3">c. Halbieren wir den Grad der Fragmentierung dann die Lesegeschwindigkeit von SSD ist : 0.605*524.22 + 0.395*41.09 = 333.38 MB/s</text:p>
      <text:p text:style-name="P4">d. Performencevorteil von SSD gegen HDD: 41.09/40/0.7 = <text:span text:style-name="T3">1.4675</text:span></text:p>
      <text:p text:style-name="P5">e. Das stimmt nicht ganz, wie bei d sehen wir ohne Parallelität ist die Lesegeschwindigkeit von SSD <text:s text:c="2"/>nur 1.4675 mal schneller als HDD und mit Parallelität ist 58.7 mal schneller.</text:p>
      <text:p text:style-name="P5"/>
      <text:p text:style-name="P6">Aufgabe 1.2:</text:p>
      <text:p text:style-name="P7">MTTF = MTBF – MTTR = 1,200,000 – 1.5 = 1,199,998.5</text:p>
      <text:p text:style-name="P7">MTTFRaid = <text:span text:style-name="T4">MTTF</text:span><text:span text:style-name="T5">2</text:span><text:span text:style-name="T6">/(61*60*1.5) = 262.294.426 Stunde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2:23:25.327000000</meta:creation-date>
    <dc:date>2016-10-28T00:09:58.155000000</dc:date>
    <meta:editing-duration>PT1H5M19S</meta:editing-duration>
    <meta:editing-cycles>6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16" meta:word-count="150" meta:character-count="899" meta:non-whitespace-character-count="757"/>
  </office:meta>
</office:document-meta>
</file>